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1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1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1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299646214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pt" fo:margin-left="57pt" fo:margin-right="57pt" fo:margin-top="42pt" fo:page-height="841pt" fo:page-width="595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